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aae" officeooo:paragraph-rsid="0003baae" style:font-weight-asian="bold" style:font-weight-complex="bold"/>
    </style:style>
    <style:style style:name="P2" style:family="paragraph" style:parent-style-name="Standard">
      <style:text-properties fo:font-weight="bold" officeooo:rsid="00078996" officeooo:paragraph-rsid="00078996" style:font-weight-asian="bold" style:font-weight-complex="bold"/>
    </style:style>
    <style:style style:name="P3" style:family="paragraph" style:parent-style-name="Standard">
      <style:text-properties fo:font-weight="normal" officeooo:rsid="0003baae" officeooo:paragraph-rsid="0003baae" style:font-weight-asian="normal" style:font-weight-complex="normal"/>
    </style:style>
    <style:style style:name="P4" style:family="paragraph" style:parent-style-name="Standard">
      <style:text-properties fo:font-weight="normal" officeooo:rsid="0003d2ad" officeooo:paragraph-rsid="0003d2ad" style:font-weight-asian="normal" style:font-weight-complex="normal"/>
    </style:style>
    <style:style style:name="P5" style:family="paragraph" style:parent-style-name="Standard">
      <style:text-properties fo:font-weight="normal" officeooo:rsid="00078996" officeooo:paragraph-rsid="00078996" style:font-weight-asian="normal" style:font-weight-complex="normal"/>
    </style:style>
    <style:style style:name="T1" style:family="text">
      <style:text-properties officeooo:rsid="00078996"/>
    </style:style>
    <style:style style:name="T2" style:family="text">
      <style:text-properties officeooo:rsid="00094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te Keyboard User Manual:</text:p>
      <text:p text:style-name="P1"/>
      <text:p text:style-name="P1">First use:</text:p>
      <text:p text:style-name="P3">Board is shipped with settings preconfigured, that is,it waits for DHCP settings. Therefore it should be connected to an access point <text:span text:style-name="T1">through standard Ethernet cable </text:span>and reconfigured through desktop application. To restore factory settings user should push and hold blue button until resetting message appears.</text:p>
      <text:p text:style-name="P1">Power :</text:p>
      <text:p text:style-name="P4">Board requires separate usb power supply through usb marked as ‘USB ST-Link’.</text:p>
      <text:p text:style-name="P3">To save power, screen is automatically turned off after 30 seconds of inactivity. In order to turn it back on click blue button.</text:p>
      <text:p text:style-name="P1">Connectivity:</text:p>
      <text:p text:style-name="P4">Facilities of mouse and keyboard are supplied throught ‘USB_FS’ connector. It should be connected to client computer.</text:p>
      <text:p text:style-name="P2">Known <text:span text:style-name="T2">issues</text:span>:</text:p>
      <text:p text:style-name="P5">Hot plugging <text:span text:style-name="T2">Ethernet</text:span> cable requires restart of the device.</text:p>
      <text:p text:style-name="P5">Sometimes during first initialization <text:span text:style-name="T2">in DHCP mode</text:span> board shows server address as ‘0.0.0.0’. In order to fix this issue board should be restart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2:17:39.334000000</meta:creation-date>
    <dc:date>2017-08-29T12:35:30.663000000</dc:date>
    <meta:editing-duration>PT7M39S</meta:editing-duration>
    <meta:editing-cycles>3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11" meta:word-count="140" meta:character-count="907" meta:non-whitespace-character-count="778"/>
  </office:meta>
</office:document-meta>
</file>